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528in" style:rel-column-width="2392*"/>
    </style:style>
    <style:style style:name="Table1.B" style:family="table-column">
      <style:table-column-properties style:column-width="2.9271in" style:rel-column-width="27700*"/>
    </style:style>
    <style:style style:name="Table1.C" style:family="table-column">
      <style:table-column-properties style:column-width="3.7451in" style:rel-column-width="3544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C4" style:family="table-cell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528in" style:rel-column-width="2392*"/>
    </style:style>
    <style:style style:name="Table2.B" style:family="table-column">
      <style:table-column-properties style:column-width="2.9271in" style:rel-column-width="27700*"/>
    </style:style>
    <style:style style:name="Table2.C" style:family="table-column">
      <style:table-column-properties style:column-width="3.7451in" style:rel-column-width="354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background-color="#ffff00"/>
    </style:style>
    <style:style style:name="P3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 style:list-style-name="L7">
      <style:text-properties fo:font-weight="bold" style:font-weight-asian="bold" style:font-weight-complex="bold"/>
    </style:style>
    <style:style style:name="P7" style:family="paragraph" style:parent-style-name="Preformatted_20_Text" style:list-style-name="L1"/>
    <style:style style:name="P8" style:family="paragraph" style:parent-style-name="Preformatted_20_Text" style:list-style-name="L2"/>
    <style:style style:name="P9" style:family="paragraph" style:parent-style-name="Preformatted_20_Text" style:list-style-name="L2">
      <style:text-properties fo:background-color="#ffff00"/>
    </style:style>
    <style:style style:name="P10" style:family="paragraph" style:parent-style-name="Preformatted_20_Text" style:list-style-name="L3"/>
    <style:style style:name="P11" style:family="paragraph" style:parent-style-name="Preformatted_20_Text" style:list-style-name="L4"/>
    <style:style style:name="P12" style:family="paragraph" style:parent-style-name="Preformatted_20_Text" style:list-style-name="L5"/>
    <style:style style:name="P13" style:family="paragraph" style:parent-style-name="Preformatted_20_Text">
      <style:text-properties style:font-name="Courier 10 Pitch" fo:font-size="8pt" style:font-size-asian="8pt" style:font-size-complex="8pt"/>
    </style:style>
    <style:style style:name="P14" style:family="paragraph" style:parent-style-name="Preformatted_20_Text">
      <style:text-properties fo:font-weight="normal" style:font-weight-asian="normal" style:font-weight-complex="normal"/>
    </style:style>
    <style:style style:name="P15" style:family="paragraph" style:parent-style-name="Preformatted_20_Text" style:list-style-name="L6">
      <style:text-properties fo:font-weight="normal" style:font-weight-asian="normal" style:font-weight-complex="normal"/>
    </style:style>
    <style:style style:name="P16" style:family="paragraph" style:parent-style-name="Code">
      <style:text-properties fo:font-weight="normal" style:font-weight-asian="normal" style:font-weight-complex="normal"/>
    </style:style>
    <style:style style:name="P17" style:family="paragraph" style:parent-style-name="Code">
      <style:text-properties fo:color="#999999"/>
    </style:style>
    <style:style style:name="P18" style:family="paragraph" style:parent-style-name="Code">
      <style:text-properties fo:color="#999999" fo:font-weight="normal" style:font-weight-asian="normal" style:font-weight-complex="normal"/>
    </style:style>
    <style:style style:name="P19" style:family="paragraph" style:parent-style-name="Code">
      <style:paragraph-properties fo:margin-left="0in" fo:margin-right="0in" fo:text-indent="0in" style:auto-text-indent="false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reformatted_20_Text"/>
      <text:p text:style-name="Preformatted_20_Text">The goal of sslcaudit project is to develop a tool for off-line MITM testing of any SSL/TLS clients (not necessary HTTPS), suitable for professional use. I am tired of messing around with openssl and socat and want a tool which makes a security audit of an SSL client (a thick client, a mobile device, an appliance, etc) less labor-intensive. </text:p>
      <text:p text:style-name="P1"/>
      <text:p text:style-name="P1">HISTORY</text:p>
      <text:p text:style-name="Preformatted_20_Text"/>
      <text:p text:style-name="Preformatted_20_Text">Security properties and common implementation flaws in SSL/TLS servers are well understood and documented [WIKI-TLS, SCANIT-SSL, OWASP-TLS]. There is OWASP testing guide [OWASP-TLS], a rating guide [SSL-RATING], and tools to automate the tests, such as sslaudit [SSLAUDIT].</text:p>
      <text:p text:style-name="Preformatted_20_Text"/>
      <text:p text:style-name="Preformatted_20_Text">When it comes to client security, things are less advanced. Till recently sslsniff [SSLSNIFF] attacking tool was probably the most interesting effort in this direction. A recent Blackhat presentation [BH-SSL-TTRUST] focuses on security issues introduced by SSL-aware proxies, and contains a good overview of common implementation flaws in SSL clients. The authors of that presentation have published an online testing service [SSLTEST] suitable for testing web browsers.</text:p>
      <text:p text:style-name="Preformatted_20_Text"/>
      <text:p text:style-name="P1">WHAT WE TEST FOR</text:p>
      <text:p text:style-name="Preformatted_20_Text"/>
      <text:p text:style-name="Preformatted_20_Text">To assess security of SSL/TLS clients we have to check:</text:p>
      <text:list xml:id="list1536872258" text:style-name="L1">
        <text:list-item>
          <text:p text:style-name="P7">what server certificates it trusts enough to fully establish a connection,</text:p>
        </text:list-item>
        <text:list-item>
          <text:p text:style-name="P7">what flavors of SSL protocol the client supports</text:p>
        </text:list-item>
      </text:list>
      <text:p text:style-name="Preformatted_20_Text"/>
      <text:p text:style-name="Preformatted_20_Text">Behavior related to server certificate validatio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reformatted_20_Text">C1</text:p>
          </table:table-cell>
          <table:table-cell table:style-name="Table1.B1" office:value-type="string">
            <text:p text:style-name="Preformatted_20_Text">Reject self-signed certificates or certificates not signed by a trusted CA</text:p>
          </table:table-cell>
          <table:table-cell table:style-name="Table1.C1" table:number-rows-spanned="3" office:value-type="string">
            <text:p text:style-name="Preformatted_20_Text">In practice a failure to implement C1, C2, or C3 is the most dangerous and allows for a straightforward MITM attack.</text:p>
          </table:table-cell>
        </table:table-row>
        <table:table-row>
          <table:table-cell table:style-name="Table1.A2" office:value-type="string">
            <text:p text:style-name="Preformatted_20_Text">C2</text:p>
          </table:table-cell>
          <table:table-cell table:style-name="Table1.B2" office:value-type="string">
            <text:p text:style-name="Preformatted_20_Text">Validate basic constraints of intermediate CAs</text:p>
          </table:table-cell>
          <table:covered-table-cell/>
        </table:table-row>
        <table:table-row>
          <table:table-cell table:style-name="Table1.A2" office:value-type="string">
            <text:p text:style-name="Preformatted_20_Text">C3</text:p>
          </table:table-cell>
          <table:table-cell table:style-name="Table1.B2" office:value-type="string">
            <text:p text:style-name="Preformatted_20_Text">Only accept server certificate with CN matching an intended destination</text:p>
          </table:table-cell>
          <table:covered-table-cell/>
        </table:table-row>
        <table:table-row>
          <table:table-cell table:style-name="Table1.A2" office:value-type="string">
            <text:p text:style-name="Preformatted_20_Text">C4</text:p>
          </table:table-cell>
          <table:table-cell table:style-name="Table1.B2" office:value-type="string">
            <text:p text:style-name="Preformatted_20_Text">Do not accept expired and revoked certificates</text:p>
          </table:table-cell>
          <table:table-cell table:style-name="Table1.C4" office:value-type="string">
            <text:p text:style-name="Preformatted_20_Text">Testing for or exploitation of C4 has a prerequisite of attacker being able to obtain a legitimate, but expire or revoked certificate for the server or intermediate/root CA. Some SSL clients (especially embedded ones) don't have reliable clock source nor CRL/OSCP support all by design.</text:p>
          </table:table-cell>
        </table:table-row>
        <table:table-row>
          <table:table-cell table:style-name="Table1.A2" office:value-type="string">
            <text:p text:style-name="Preformatted_20_Text">C5</text:p>
          </table:table-cell>
          <table:table-cell table:style-name="Table1.B2" office:value-type="string">
            <text:p text:style-name="Preformatted_20_Text">Do not be fooled by NUL-character in CN.</text:p>
          </table:table-cell>
          <table:table-cell table:style-name="Table1.C4" office:value-type="string">
            <text:p text:style-name="Preformatted_20_Text">To test or exploit C5 a valid certificate with NUL-byte in CN is needed. It is difficult to obtain a such a certificate in practice.</text:p>
          </table:table-cell>
        </table:table-row>
      </table:table>
      <text:p text:style-name="Preformatted_20_Text"/>
      <text:p text:style-name="Preformatted_20_Text">Protocol version and cipher support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reformatted_20_Text">P1</text:p>
          </table:table-cell>
          <table:table-cell table:style-name="Table2.B1" office:value-type="string">
            <text:p text:style-name="Preformatted_20_Text">Do not support SSLv2 (version/cipher downgrade)</text:p>
          </table:table-cell>
          <table:table-cell table:style-name="Table2.C1" office:value-type="string">
            <text:p text:style-name="Preformatted_20_Text">A failure to implement P1 leads to theoretical possibility of cipher downgrade attacks. <text:span text:style-name="T1">To our knowledge practical exploitation is very tricky, no free or commercial tool exist (XXX-TBC).</text:span></text:p>
          </table:table-cell>
        </table:table-row>
        <table:table-row>
          <table:table-cell table:style-name="Table2.A2" office:value-type="string">
            <text:p text:style-name="Preformatted_20_Text">P2</text:p>
          </table:table-cell>
          <table:table-cell table:style-name="Table2.B2" office:value-type="string">
            <text:p text:style-name="Preformatted_20_Text">Do not support SSL and TLS 1.0 (CBC attack)</text:p>
          </table:table-cell>
          <table:table-cell table:style-name="Table2.C2" office:value-type="string">
            <text:p text:style-name="Preformatted_20_Text">P2 was demonstrated to allow cookie theft in web browsers, and has a prerequisite of an attacker being able to inject malicious JavaScript code into victim's browser [BS-BEAST]</text:p>
          </table:table-cell>
        </table:table-row>
        <table:table-row>
          <table:table-cell table:style-name="Table2.A2" office:value-type="string">
            <text:p text:style-name="Preformatted_20_Text">P3</text:p>
          </table:table-cell>
          <table:table-cell table:style-name="Table2.B2" office:value-type="string">
            <text:p text:style-name="Preformatted_20_Text">Do not support weak key exchange protocols, low key lengths, low ciphers strengths</text:p>
          </table:table-cell>
          <table:table-cell table:style-name="Table2.C2" office:value-type="string">
            <text:p text:style-name="P2">If strong ciphers are supported by the peers, the presence of weak ones is only exploitable via cipher downgrade attack (XXX-TBC).</text:p>
          </table:table-cell>
        </table:table-row>
      </table:table>
      <text:p text:style-name="Preformatted_20_Text"/>
      <text:p text:style-name="Preformatted_20_Text">Testing for C1-C3 is already implemented in v1.0. Checking C4, C5, and protocol-level tests will come in v1.1.</text:p>
      <text:p text:style-name="Preformatted_20_Text"/>
      <text:p text:style-name="Preformatted_20_Text">Just for completeness, there are two other attacks having an impact on SSL/TLS clients:</text:p>
      <text:list xml:id="list1842883634" text:style-name="L2">
        <text:list-item>
          <text:p text:style-name="P9">"SSL 3.0/TLS 1.0 renegotiation attack" [TLS-RENEG], but has no client-visible side effects, (XXX-TBC)</text:p>
        </text:list-item>
        <text:list-item>
          <text:p text:style-name="P8">Another related (but not SSL/TLS-specific) attack is [OSCP-ATTACK], not testing for it.</text:p>
        </text:list-item>
      </text:list>
      <text:p text:style-name="P3">HOW TO USE THE TOOL</text:p>
      <text:p text:style-name="Preformatted_20_Text"/>
      <text:p text:style-name="P1">Installation</text:p>
      <text:p text:style-name="P14"/>
      <text:p text:style-name="P14">There is no procedure for installation yet. Just</text:p>
      <text:list xml:id="list1462275511" text:style-name="L6">
        <text:list-item>
          <text:p text:style-name="P15">grab the tarball from https://github.com/grwl/sslcaudit/downloads and unpack</text:p>
        </text:list-item>
        <text:list-item>
          <text:p text:style-name="P15">cd into the top level directory and run './sslcaudit -h'</text:p>
        </text:list-item>
      </text:list>
      <text:p text:style-name="P14"/>
      <text:p text:style-name="P1">Test setup</text:p>
      <text:p text:style-name="Preformatted_20_Text"/>
      <text:p text:style-name="Preformatted_20_Text">To use sslcaudit, a pentester has to convince the client under test to establish a series of connection to the listener</text:p>
      <text:p text:style-name="Preformatted_20_Text">of sslcaudit. This can be done in number of ways which are outside of the scope of this document. Sslcaudit plays a role</text:p>
      <text:p text:style-name="Preformatted_20_Text">of a rogue SSL/TLS server, presenting a client with various certificates and logging the outcome of the tests.</text:p>
      <text:p text:style-name="Preformatted_20_Text"/>
      <text:p text:style-name="P1">Example 1</text:p>
      <text:p text:style-name="Preformatted_20_Text"/>
      <text:p text:style-name="P1"><text:span text:style-name="T3">Open two terminal windows. In one window run 'sslcaudit'.</text:span></text:p>
      <text:p text:style-name="Code">$ <text:span text:style-name="T2">./sslcaudit</text:span></text:p>
      <text:p text:style-name="P16"># test name: untitled</text:p>
      <text:p text:style-name="Preformatted_20_Text"/>
      <text:p text:style-name="Preformatted_20_Text">By default it listens on all interfaces on port 8443. Now use openssl to connect.</text:p>
      <text:p text:style-name="Code">$ <text:span text:style-name="T2">openssl s_client -connect localhost:8443</text:span></text:p>
      <text:p text:style-name="Code">CONNECTED(00000003)</text:p>
      <text:p text:style-name="Code">depth=0 /CN=nonexistent.gremwell.com/C=BE/O=Gremwell bvba</text:p>
      <text:p text:style-name="Code">verify error:num=18:self signed certificate</text:p>
      <text:p text:style-name="Code">verify return:1</text:p>
      <text:p text:style-name="Code">depth=0 /CN=nonexistent.gremwell.com/C=BE/O=Gremwell bvba</text:p>
      <text:p text:style-name="Code">verify return:1</text:p>
      <text:p text:style-name="P14"/>
      <text:p text:style-name="P14">In the first terminal you will see a new line</text:p>
      <text:p text:style-name="P17">$ <text:span text:style-name="T2">./sslcaudit</text:span></text:p>
      <text:p text:style-name="P18"># test name: untitled</text:p>
      <text:p text:style-name="P16"><text:span text:style-name="T3">CCAR(('nonexistent.gremwell.com', 'SELF'), 127.0.0.1, "connected")</text:span></text:p>
      <text:p text:style-name="P1"><text:span text:style-name="T3"/></text:p>
      <text:p text:style-name="P1"><text:span text:style-name="T3">This basically says:</text:span></text:p>
      <text:list xml:id="list806848440" text:style-name="L7">
        <text:list-item>
          <text:p text:style-name="P6"><text:span text:style-name="T3">a connection was received from 127.0.0.1</text:span></text:p>
        </text:list-item>
        <text:list-item>
          <text:p text:style-name="P6"><text:span text:style-name="T3">the client was presented with a self-signed certificate with CN=nonexistent.gremwell.com</text:span></text:p>
        </text:list-item>
        <text:list-item>
          <text:p text:style-name="P6"><text:span text:style-name="T3">SSL connection was established successfully</text:span></text:p>
        </text:list-item>
      </text:list>
      <text:p text:style-name="P1"><text:span text:style-name="T3"/></text:p>
      <text:p text:style-name="P1"><text:span text:style-name="T3">The output format will be improved in v1.1.</text:span></text:p>
      <text:p text:style-name="P1"><text:span text:style-name="T3"/></text:p>
      <text:p text:style-name="P1">Example 2</text:p>
      <text:p text:style-name="P1"/>
      <text:p text:style-name="P14">Now do the same as above, but use socat instead of openssl.</text:p>
      <text:p text:style-name="Code"><text:span text:style-name="T2">$ socat - OPENSSL:localhost:8443</text:span></text:p>
      <text:p text:style-name="Code">2012/04/30 17:24:42 socat[7036] E SSL_connect(): error:14090086:SSL routines:SSL3_GET_SERVER_CERTIFICATE:certificate verify failed</text:p>
      <text:p text:style-name="P14"/>
      <text:p text:style-name="Code">$ <text:span text:style-name="T2">./sslcaudit</text:span></text:p>
      <text:p text:style-name="P16"># test name: untitled</text:p>
      <text:p text:style-name="P16">CCAR(('nonexistent.gremwell.com', 'SELF'), 127.0.0.1, "tlsv1 alert unknown ca")</text:p>
      <text:p text:style-name="P4"><text:span text:style-name="T2"/></text:p>
      <text:p text:style-name="P1">Example 3</text:p>
      <text:p text:style-name="P14"/>
      <text:p text:style-name="P14">Now, suppose we want to check if the client will agree to <text:s/>XXX</text:p>
      <text:p text:style-name="P1"/>
      <text:p text:style-name="Preformatted_20_Text"><text:soft-page-break/></text:p>
      <text:p text:style-name="Preformatted_20_Text"><text:span text:style-name="T2">SERVER CERTIFICATE VALIDATION TESTS</text:span></text:p>
      <text:p text:style-name="Preformatted_20_Text"/>
      <text:p text:style-name="Preformatted_20_Text">Sslcaudit starts with a user-supplied certificate, if provided with --user-cert parameter. An unprotected private key must be provided as well with --user-key parameter.</text:p>
      <text:p text:style-name="Preformatted_20_Text"/>
      <text:p text:style-name="Preformatted_20_Text">Next, sslcaudit automatically generates certificates with the following properties:</text:p>
      <text:p text:style-name="Preformatted_20_Text"/>
      <text:list xml:id="list387345101" text:style-name="L4">
        <text:list-item>
          <text:p text:style-name="P11">With hardcoded CN (nonexistent.gremwell.com). Can be disabled with --no-default-cn</text:p>
        </text:list-item>
        <text:list-item>
          <text:p text:style-name="P11">With user-specified CN, if any. Use --user-cn=</text:p>
        </text:list-item>
        <text:list-item>
          <text:p text:style-name="P11">Matching attributes of a certificate fetched from from user-specified SSL/TLS server. To enable use --server HOST:PORT.</text:p>
        </text:list-item>
      </text:list>
      <text:p text:style-name="Preformatted_20_Text"/>
      <text:p text:style-name="Preformatted_20_Text">Each certificate will be signed in the following ways:</text:p>
      <text:p text:style-name="Preformatted_20_Text"/>
      <text:list xml:id="list233546650" text:style-name="L5">
        <text:list-item>
          <text:p text:style-name="P12">Self-signed. To disable, specify –no-self-signed.</text:p>
        </text:list-item>
        <text:list-item>
          <text:p text:style-name="P12">Signed by the user-supplied certificate (--user-cert / --user-key). To disable use –no-user-cert-signed.</text:p>
        </text:list-item>
        <text:list-item>
          <text:p text:style-name="P12">Signed by the user-supplied CA (--user-ca-cert / --user-ca-key).</text:p>
        </text:list-item>
      </text:list>
      <text:p text:style-name="Preformatted_20_Text"/>
      <text:p text:style-name="Preformatted_20_Text">This way, sslcaudit will use between 1 and 10 certificates.</text:p>
      <text:p text:style-name="Preformatted_20_Text"/>
      <text:p text:style-name="P1">TESTING FOR PROTOCOL VERSION AND CIPHER SUPPORT</text:p>
      <text:p text:style-name="Preformatted_20_Text"/>
      <text:p text:style-name="Preformatted_20_Text">Will come in v1.1. Anyway, the functionality will be similar to sslaudit [SSLAUDIT] backwards.</text:p>
      <text:p text:style-name="Preformatted_20_Text"/>
      <text:p text:style-name="P1">COMMAND LINE PARAMETERS</text:p>
      <text:p text:style-name="Preformatted_20_Text"/>
      <text:p text:style-name="Preformatted_20_Text">Run 'sslcaudit -h' to get this:</text:p>
      <text:p text:style-name="Preformatted_20_Text"/>
      <text:p text:style-name="P13"><text:s text:c="2"/>--version <text:s text:c="12"/>show program's version number and exit </text:p>
      <text:p text:style-name="P13"><text:s text:c="2"/>-h, --help <text:s text:c="11"/>show this help message and exit </text:p>
      <text:p text:style-name="P13"><text:s text:c="2"/>-l LISTEN_ADDR <text:s text:c="7"/>Listening port </text:p>
      <text:p text:style-name="P13"><text:s text:c="2"/>-p LISTEN_PORT <text:s text:c="7"/>Listening port </text:p>
      <text:p text:style-name="P13"><text:s text:c="2"/>-m MODULE <text:s text:c="12"/>Audit module (sslcert by default) </text:p>
      <text:p text:style-name="P13"><text:s text:c="2"/>-d DEBUG_LEVEL <text:s text:c="7"/>Debug level </text:p>
      <text:p text:style-name="P13"><text:s text:c="2"/>-c NCLIENTS <text:s text:c="10"/>Number of clients to handle before quitting </text:p>
      <text:p text:style-name="P13"><text:s text:c="2"/>-N TEST_NAME <text:s text:c="9"/>User-specified name of the test </text:p>
      <text:p text:style-name="P13"><text:s text:c="2"/>--user-cn=USER_CN <text:s text:c="4"/>Use specified CN </text:p>
      <text:p text:style-name="P13"><text:s text:c="2"/>--server=SERVER <text:s text:c="6"/>HOST:PORT to fetch the certificate from </text:p>
      <text:p text:style-name="P13"><text:s text:c="2"/>--user-cert=USER_CERT_FILE </text:p>
      <text:p text:style-name="P13"><text:s text:c="24"/>A file with user-supplied certificate </text:p>
      <text:p text:style-name="P13"><text:s text:c="2"/>--user-key=USER_KEY_FILE </text:p>
      <text:p text:style-name="P13"><text:s text:c="24"/>A file with user-supplied key </text:p>
      <text:p text:style-name="P13"><text:s text:c="2"/>--user-ca-cert=USER_CA_CERT_FILE </text:p>
      <text:p text:style-name="P13"><text:s text:c="24"/>A file with a cert for CA, useful for testing </text:p>
      <text:p text:style-name="P13"><text:s text:c="24"/>sslcaudit itself </text:p>
      <text:p text:style-name="P13"><text:s text:c="2"/>--user-ca-key=USER_CA_KEY_FILE </text:p>
      <text:p text:style-name="P13"><text:s text:c="24"/>A file with a key for CA, useful for testing sslcaudit </text:p>
      <text:p text:style-name="P13"><text:s text:c="24"/>itself </text:p>
      <text:p text:style-name="P13"><text:s text:c="2"/>--no-default-cn <text:s text:c="6"/>Do not use default CN (nonexistent.gremwell.com) </text:p>
      <text:p text:style-name="P13"><text:s text:c="2"/>--no-self-signed <text:s text:c="5"/>Don't try self-signed certificates </text:p>
      <text:p text:style-name="P13"><text:s text:c="2"/>--no-user-cert-signed </text:p>
      <text:p text:style-name="P13"><text:s text:c="24"/>Do not sign server certificates with user-supplied one </text:p>
      <text:p text:style-name="P1"/>
      <text:p text:style-name="Preformatted_20_Text"><text:span text:style-name="T2">TO BE IMPLEMENTED</text:span></text:p>
      <text:p text:style-name="Preformatted_20_Text"/>
      <text:list xml:id="list2094137898" text:style-name="L3">
        <text:list-item>
          <text:p text:style-name="P10">Save a copy of all keys/certificates using during the test (right now they remain under /tmp)</text:p>
        </text:list-item>
        <text:list-item>
          <text:p text:style-name="P10">Capture relevant packet trace</text:p>
        </text:list-item>
        <text:list-item>
          <text:p text:style-name="P10">Support protocol-level tests</text:p>
        </text:list-item>
        <text:list-item>
          <text:p text:style-name="P10">Is there a need for “SSL Client Rating” scheme?</text:p>
        </text:list-item>
        <text:list-item>
          <text:p text:style-name="P10">Support SSL server-side tests to allow end-to-end analysis of client-server communication</text:p>
        </text:list-item>
        <text:list-item>
          <text:p text:style-name="P10">Optionally run same test test several times, to detect random glitches</text:p>
        </text:list-item>
        <text:list-item>
          <text:p text:style-name="P10"><text:soft-page-break/>Embedded HTTP server to automate testing of web browsers</text:p>
        </text:list-item>
        <text:list-item>
          <text:p text:style-name="P10">Allow certificate and private key to be specified in a single file</text:p>
        </text:list-item>
        <text:list-item>
          <text:p text:style-name="P10">Support password-protected private keys</text:p>
        </text:list-item>
      </text:list>
      <text:p text:style-name="Preformatted_20_Text"/>
      <text:p text:style-name="P1">REFERENCES</text:p>
      <text:p text:style-name="Preformatted_20_Text"/>
      <text:p text:style-name="Preformatted_20_Text">SSL/TLS security - the server side</text:p>
      <text:p text:style-name="Preformatted_20_Text"><text:s/>[WIKI-TLS] <text:a xlink:type="simple" xlink:href="http://en.wikipedia.org/wiki/Transport_Layer_Security">http://en.wikipedia.org/wiki/Transport_Layer_Security</text:a> </text:p>
      <text:p text:style-name="Preformatted_20_Text"><text:s/>[SCANIT-SSL] <text:a xlink:type="simple" xlink:href="http://www.scanit.be/uploads/ssl%20security%20in%20be%20-%2003-2008.pdf">http://www.scanit.be/uploads/ssl%20security%20in%20be%20-%2003-2008.pdf</text:a> </text:p>
      <text:p text:style-name="Preformatted_20_Text"><text:s/>[OWASP-TLS] <text:a xlink:type="simple" xlink:href="https://www.owasp.org/index.php/Testing_for_SSL-TLS_%28OWASP-CM-001%29">https://www.owasp.org/index.php/Testing_for_SSL-TLS_%28OWASP-CM-001%29</text:a> </text:p>
      <text:p text:style-name="Preformatted_20_Text"><text:s/>[SSL-RATING] <text:a xlink:type="simple" xlink:href="https://www.ssllabs.com/projects/rating-guide/index.html">https://www.ssllabs.com/projects/rating-guide/index.html</text:a> </text:p>
      <text:p text:style-name="Preformatted_20_Text"><text:s/>[SSLAUDIT] <text:a xlink:type="simple" xlink:href="http://code.google.com/p/sslaudit/">http://code.google.com/p/sslaudit/</text:a> </text:p>
      <text:p text:style-name="Preformatted_20_Text"><text:s/>[TLS-RENEG] <text:a xlink:type="simple" xlink:href="http://www.g-sec.lu/practicaltls.pdf">http://www.g-sec.lu/practicaltls.pdf</text:a> </text:p>
      <text:p text:style-name="Preformatted_20_Text"/>
      <text:p text:style-name="Preformatted_20_Text">SSL/TLS security - the client side</text:p>
      <text:p text:style-name="Preformatted_20_Text"><text:s/>[SSLSNIFF] <text:a xlink:type="simple" xlink:href="http://www.thoughtcrime.org/software/sslsniff/">http://www.thoughtcrime.org/software/sslsniff/</text:a> </text:p>
      <text:p text:style-name="Preformatted_20_Text"><text:s/>[SSLSTRIP] <text:a xlink:type="simple" xlink:href="http://www.thoughtcrime.org/software/sslstrip/">http://www.thoughtcrime.org/software/sslstrip/</text:a> </text:p>
      <text:p text:style-name="Preformatted_20_Text"><text:s/>[BH-SSL-STRIP] <text:a xlink:type="simple" xlink:href="http://www.blackhat.com/presentations/bh-dc-09/Marlinspike/BlackHat-DC-09-Marlinspike-Defeating-SSL.pdf">http://www.blackhat.com/presentations/bh-dc-09/Marlinspike/BlackHat-DC-09-Marlinspike-Defeating-SSL.pdf</text:a> </text:p>
      <text:p text:style-name="Preformatted_20_Text"><text:s/>[BH-SSL-TTRUST] <text:a xlink:type="simple" xlink:href="https://media.blackhat.com/bh-eu-12/Jarmoc/bh-eu-12-Jarmoc-SSL_TLS_Interception-Slides.pdf">https://media.blackhat.com/bh-eu-12/Jarmoc/bh-eu-12-Jarmoc-SSL_TLS_Interception-Slides.pdf</text:a> </text:p>
      <text:p text:style-name="Preformatted_20_Text"><text:s/>[SSL-TTRUST] <text:a xlink:type="simple" xlink:href="http://www.secureworks.com/research/threats/transitive-trust/">http://www.secureworks.com/research/threats/transitive-trust/</text:a> </text:p>
      <text:p text:style-name="Preformatted_20_Text"><text:s/>[SSLTEST] <text:a xlink:type="simple" xlink:href="https://ssltest.offenseindepth.com/">https://ssltest.offenseindepth.com/</text:a> </text:p>
      <text:p text:style-name="Preformatted_20_Text"><text:s/>[BS-BEAST] <text:a xlink:type="simple" xlink:href="http://www.schneier.com/blog/archives/2011/09/man-in-the-midd_4.html">http://www.schneier.com/blog/archives/2011/09/man-in-the-midd_4.html</text:a> </text:p>
      <text:p text:style-name="Preformatted_20_Text"><text:s/>[OPERA-BEAST] <text:a xlink:type="simple" xlink:href="http://my.opera.com/securitygroup/blog/2011/09/28/the-beast-ssl-tls-issue">http://my.opera.com/securitygroup/blog/2011/09/28/the-beast-ssl-tls-issue</text:a> </text:p>
      <text:p text:style-name="Preformatted_20_Text"><text:s/>[OSCP-ATTACK] <text:a xlink:type="simple" xlink:href="http://www.thoughtcrime.org/papers/ocsp-attack.pdf">http://www.thoughtcrime.org/papers/ocsp-attack.pdf</text:a> </text:p>
      <text:p text:style-name="Preformatted_20_Text"/>
      <text:p text:style-name="Preformatted_20_Text">IE5 SSL Spoofing vulnerability</text:p>
      <text:p text:style-name="Preformatted_20_Text"><text:s/>[IE-SSL-CHAIN] <text:a xlink:type="simple" xlink:href="http://www.thoughtcrime.org/ie-ssl-chain.txt">http://www.thoughtcrime.org/ie-ssl-chain.txt</text:a> </text:p>
      <text:p text:style-name="Preformatted_20_Text"><text:s/>[BID-2737] <text:a xlink:type="simple" xlink:href="http://www.securityfocus.com/bid/2737">http://www.securityfocus.com/bid/2737</text:a> </text:p>
      <text:p text:style-name="Preformatted_20_Text"><text:s/>[MS01-027] <text:a xlink:type="simple" xlink:href="http://technet.microsoft.com/en-us/security/bulletin/ms01-027">http://technet.microsoft.com/en-us/security/bulletin/ms01-027</text:a> </text:p>
      <text:p text:style-name="Preformatted_20_Text"/>
      <text:p text:style-name="Preformatted_20_Text">Multiple Vendor Invalid X.509 Certificate Chain Vulnerability</text:p>
      <text:p text:style-name="Preformatted_20_Text"><text:s/>[BID-5410] <text:a xlink:type="simple" xlink:href="http://www.securityfocus.com/bid/5410">http://www.securityfocus.com/bid/5410</text:a> </text:p>
      <text:p text:style-name="Preformatted_20_Text"/>
      <text:p text:style-name="Preformatted_20_Text">Apple iOS Data Security Certificate Chain Validation Security Vulnerability</text:p>
      <text:p text:style-name="Preformatted_20_Text"><text:s/>[TWSL2011-007] <text:a xlink:type="simple" xlink:href="https://www.trustwave.com/spiderlabs/advisories/TWSL2011-007.txt">https://www.trustwave.com/spiderlabs/advisories/TWSL2011-007.txt</text:a> </text:p>
      <text:p text:style-name="Preformatted_20_Text"><text:s/>[CVE-2011-0228] <text:a xlink:type="simple" xlink:href="http://cve.mitre.org/cgi-bin/cvename.cgi?name=CVE-2011-0228">http://cve.mitre.org/cgi-bin/cvename.cgi?name=CVE-2011-0228</text:a> </text:p>
      <text:p text:style-name="Preformatted_20_Text"/>
      <text:p text:style-name="P1">CONTACTS</text:p>
      <text:p text:style-name="Preformatted_20_Text"/>
      <text:p text:style-name="Preformatted_20_Text">The tool is written by Alexandre Bezroutchko, <text:a xlink:type="simple" xlink:href="mailto:abb@gremwell.com">abb@gremwell.com</text:a>, <text:a xlink:type="simple" xlink:href="http://www.gremwell.com/">http://www.gremwell.com/</text:a>. Released under GPLv3 terms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Preformatted_20_Text">
      <style:paragraph-properties fo:margin-left="0in" fo:margin-right="0in" fo:text-indent="0in" style:auto-text-indent="false" fo:padding="0.0201in" fo:border="0.0008in solid #000000" style:shadow="none"/>
      <style:text-properties fo:font-weight="normal" style:font-weight-asian="normal" style:font-weight-complex="normal"/>
    </style:style>
    <style:style style:name="Code2" style:family="paragraph" style:parent-style-name="Code">
      <style:paragraph-properties fo:margin-left="0.4925in" fo:margin-right="0in" fo:margin-top="0in" fo:margin-bottom="0in" fo:text-indent="0in" style:auto-text-indent="false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30T18:00:33</dc:date>
    <dc:creator>Alexandre Bezroutchko</dc:creator>
    <meta:generator>LibreOffice/3.3$Unix LibreOffice_project/330m19$Build-401</meta:generator>
    <meta:editing-duration>PT1H48M54S</meta:editing-duration>
    <meta:editing-cycles>21</meta:editing-cycles>
    <meta:document-statistic meta:table-count="2" meta:image-count="0" meta:object-count="0" meta:page-count="4" meta:paragraph-count="154" meta:word-count="1239" meta:character-count="9775"/>
  </office:meta>
</office:document-meta>
</file>